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rd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R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R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R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RT</text:p>
          </table:table-cell>
          <table:table-cell table:formula="of:=1%1" office:value-type="string" office:string-value="" calcext:value-type="error">
            <text:p>Err:5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R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AR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AR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R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AR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EAR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EAR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R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EAR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D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D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D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AD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D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D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AD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D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D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PAD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PADE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PAD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AD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MON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MOND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MOND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MOND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AMOND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AMOND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AMOND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AMOND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AMOND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IAMOND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IAMOND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IAMOND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AMOND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UB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UB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UB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UB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UB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UB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UB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UB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UB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LUB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LUB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LUB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UB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/00/0000</text:date>, <text:time style:data-style-name="N2" text:time-value="16:03:46.156214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6T15:05:30.643101647</meta:creation-date>
    <dc:date>2022-09-07T16:06:13.407760692</dc:date>
    <meta:editing-duration>PT7M57S</meta:editing-duration>
    <meta:editing-cycles>3</meta:editing-cycles>
    <meta:generator>LibreOffice/6.4.7.2$Linux_X86_64 LibreOffice_project/40$Build-2</meta:generator>
    <meta:document-statistic meta:table-count="1" meta:cell-count="159" meta:object-count="0"/>
  </office:meta>
</office:document-meta>
</file>